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4_12-01-58_000.jpg</text:p>
          </table:table-cell>
          <table:table-cell table:style-name="ce19" office:value-type="string">
            <text:p>:m #*# / memo:general / topic=焼酎漬け：ブレンディング, about=オオバ：隠し味に良い,other=~,id=~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2]=&quot;&quot;;[.C2];CONCATENATE([.C2];&quot; / &quot;;[.E2]))" office:value-type="string" office:string-value=":m #*# / memo:general / topic=焼酎漬け：ブレンディング, about=オオバ：隠し味に良い,other=~,id=~">
            <text:p>:m #*# / memo:general / topic=焼酎漬け：ブレンディング, about=オオバ：隠し味に良い,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4_12-02-50_000.jpg</text:p>
          </table:table-cell>
          <table:table-cell table:style-name="ce19" office:value-type="string">
            <text:p>:m 1*2 / math / topic=微分：三角関数, about=(sinx)^3：微分,other=q+,id=~</text:p>
          </table:table-cell>
          <table:table-cell table:style-name="ce19"/>
          <table:table-cell table:style-name="ce4"/>
          <table:table-cell table:style-name="ce4" office:value-type="string">
            <text:p>N-35-35-24.591064 E-139-34-55.092773</text:p>
          </table:table-cell>
          <table:table-cell table:style-name="ce38" table:formula="of:=IF([.E3]=&quot;&quot;;[.C3];CONCATENATE([.C3];&quot; / &quot;;[.E3]))" office:value-type="string" office:string-value=":m 1*2 / math / topic=微分：三角関数, about=(sinx)^3：微分,other=q+,id=~">
            <text:p>:m 1*2 / math / topic=微分：三角関数, about=(sinx)^3：微分,other=q+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4_12-03-16_000.jpg</text:p>
          </table:table-cell>
          <table:table-cell table:style-name="ce19" office:value-type="string">
            <text:p>:m 2*2 / math / topic=微分：三角関数, about=(sinx)^3：微分,other=q+;q+:open;q+:open:(sinx)^nの微分,id=~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4]=&quot;&quot;;[.C4];CONCATENATE([.C4];&quot; / &quot;;[.E4]))" office:value-type="string" office:string-value=":m 2*2 / math / topic=微分：三角関数, about=(sinx)^3：微分,other=q+;q+:open;q+:open:(sinx)^nの微分,id=~">
            <text:p>:m 2*2 / math / topic=微分：三角関数, about=(sinx)^3：微分,other=q+;q+:open;q+:open:(sinx)^nの微分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4_13-03-2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4_15-34-02_000.jpg</text:p>
          </table:table-cell>
          <table:table-cell table:style-name="ce19" office:value-type="string">
            <text:p>:m RES 1*4 / free# JVEMV6 68#_84:1 / 68. theoretical-physics(tp) / w=((sx-x)/x^2);(f(x)=3x^3-4x^2),topics=ランダウの記号,other=calc+;q+:open,s=~,i=~,doc=r-6-1~7#2.9</text:p>
          </table:table-cell>
          <table:table-cell table:style-name="ce19"/>
          <table:table-cell table:style-name="ce4"/>
          <table:table-cell table:style-name="ce4" office:value-type="string">
            <text:p>N-35-35-21.322631 E-139-34-44.051513</text:p>
          </table:table-cell>
          <table:table-cell table:style-name="ce38" table:formula="of:=IF([.E6]=&quot;&quot;;[.C6];CONCATENATE([.C6];&quot; / &quot;;[.E6]))" office:value-type="string" office:string-value=":m RES 1*4 / free# JVEMV6 68#_84:1 / 68. theoretical-physics(tp) / w=((sx-x)/x^2);(f(x)=3x^3-4x^2),topics=ランダウの記号,other=calc+;q+:open,s=~,i=~,doc=r-6-1~7#2.9">
            <text:p>:m RES 1*4 / free# JVEMV6 68#_84:1 / 68. theoretical-physics(tp) / w=((sx-x)/x^2);(f(x)=3x^3-4x^2),topics=ランダウの記号,other=calc+;q+:open,s=~,i=~,doc=r-6-1~7#2.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4_15-34-24_000.jpg</text:p>
          </table:table-cell>
          <table:table-cell table:style-name="ce19" office:value-type="string">
            <text:p>:m RES 2-3*4 / free# JVEMV6 68#_84:1 / 68. theoretical-physics(tp) / w=~,topics=ランダウの記号,other=q+:(lim_x-&gt;0{f(x)/(x^2+m)});q+:(lim_x-&gt;0{f(x)/(x^+m)}),s=~,i=~,doc=r-6-1~7#3</text:p>
          </table:table-cell>
          <table:table-cell table:style-name="ce19"/>
          <table:table-cell table:style-name="ce4"/>
          <table:table-cell table:style-name="ce4" office:value-type="string">
            <text:p>N-35-35-23.052978 E-139-34-49.654541</text:p>
          </table:table-cell>
          <table:table-cell table:style-name="ce38" table:formula="of:=IF([.E7]=&quot;&quot;;[.C7];CONCATENATE([.C7];&quot; / &quot;;[.E7]))" office:value-type="string" office:string-value=":m RES 2-3*4 / free# JVEMV6 68#_84:1 / 68. theoretical-physics(tp) / w=~,topics=ランダウの記号,other=q+:(lim_x-&gt;0{f(x)/(x^2+m)});q+:(lim_x-&gt;0{f(x)/(x^+m)}),s=~,i=~,doc=r-6-1~7#3">
            <text:p>:m RES 2-3*4 / free# JVEMV6 68#_84:1 / 68. theoretical-physics(tp) / w=~,topics=ランダウの記号,other=q+:(lim_x-&gt;0{f(x)/(x^2+m)});q+:(lim_x-&gt;0{f(x)/(x^+m)}),s=~,i=~,doc=r-6-1~7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4_15-34-43_000.jpg</text:p>
          </table:table-cell>
          <table:table-cell table:style-name="ce19" office:value-type="string">
            <text:p>:m RES 4*4 / free# JVEMV6 68#_84:1 / 68. theoretical-physics(tp) / w=~,topics=ランダウの記号,other=q+:(o(x)=o(x^2)),s=~,i=~,doc=r-6-1~7#4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8]=&quot;&quot;;[.C8];CONCATENATE([.C8];&quot; / &quot;;[.E8]))" office:value-type="string" office:string-value=":m RES 4*4 / free# JVEMV6 68#_84:1 / 68. theoretical-physics(tp) / w=~,topics=ランダウの記号,other=q+:(o(x)=o(x^2)),s=~,i=~,doc=r-6-1~7#4">
            <text:p>:m RES 4*4 / free# JVEMV6 68#_84:1 / 68. theoretical-physics(tp) / w=~,topics=ランダウの記号,other=q+:(o(x)=o(x^2)),s=~,i=~,doc=r-6-1~7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4_18-07-41_000.jpg</text:p>
          </table:table-cell>
          <table:table-cell table:style-name="ce19" office:value-type="string">
            <text:p>:m RES 1*2 / free# JVEMV6 68#_84:2 / 68. theoretical-physics(tp) / w=~,topics=ランダウの記号：性質,other=q+,s=~,i=~,doc=r-6-1~7#5</text:p>
          </table:table-cell>
          <table:table-cell table:style-name="Default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9]=&quot;&quot;;[.C9];CONCATENATE([.C9];&quot; / &quot;;[.E9]))" office:value-type="string" office:string-value=":m RES 1*2 / free# JVEMV6 68#_84:2 / 68. theoretical-physics(tp) / w=~,topics=ランダウの記号：性質,other=q+,s=~,i=~,doc=r-6-1~7#5">
            <text:p>:m RES 1*2 / free# JVEMV6 68#_84:2 / 68. theoretical-physics(tp) / w=~,topics=ランダウの記号：性質,other=q+,s=~,i=~,doc=r-6-1~7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4_18-08-11_000.jpg</text:p>
          </table:table-cell>
          <table:table-cell table:style-name="ce19" office:value-type="string">
            <text:p>:m RES 2*2 / free# JVEMV6 68#_84:2 / 68. theoretical-physics(tp) / w=~,topics=ランダウの記号：性質,other=lang-memo:ko,s=~,i=~,doc=r-6-1~7#5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0]=&quot;&quot;;[.C10];CONCATENATE([.C10];&quot; / &quot;;[.E10]))" office:value-type="string" office:string-value=":m RES 2*2 / free# JVEMV6 68#_84:2 / 68. theoretical-physics(tp) / w=~,topics=ランダウの記号：性質,other=lang-memo:ko,s=~,i=~,doc=r-6-1~7#5">
            <text:p>:m RES 2*2 / free# JVEMV6 68#_84:2 / 68. theoretical-physics(tp) / w=~,topics=ランダウの記号：性質,other=lang-memo:ko,s=~,i=~,doc=r-6-1~7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04_21-03-44_000.jpg</text:p>
          </table:table-cell>
          <table:table-cell table:style-name="ce19" office:value-type="string">
            <text:p>:m 食べた物</text:p>
          </table:table-cell>
          <table:table-cell table:style-name="Default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05_00-04-19_000.jpg</text:p>
          </table:table-cell>
          <table:table-cell table:style-name="ce19" office:value-type="string">
            <text:p>:PHOTO 記録 / @自室 / what=虫除けスプレー / for=~ / occasion=終了</text:p>
          </table:table-cell>
          <table:table-cell table:style-name="Default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12]=&quot;&quot;;[.C12];CONCATENATE([.C12];&quot; / &quot;;[.E12]))" office:value-type="string" office:string-value=":PHOTO 記録 / @自室 / what=虫除けスプレー / for=~ / occasion=終了">
            <text:p>:PHOTO 記録 / @自室 / what=虫除けスプレー / for=~ / occasion=終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05_06-10-55_000.jpg</text:p>
          </table:table-cell>
          <table:table-cell table:style-name="ce19" office:value-type="string">
            <text:p>:m :PHOTO 寝た時刻 / 2021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05_10-48-45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398803 E-139-34-55.037841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05_10-56-26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547363 E-139-36-8.261718</text:p>
          </table:table-cell>
          <table:table-cell table:style-name="ce38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5_00-37-44_000.mp4</text:p>
          </table:table-cell>
          <table:table-cell table:style-name="ce19" office:value-type="string">
            <text:p>###:VIDEO / @自室 / 記録 / jap.flute-bamboo / 演奏、play / 2021-09-05_00-37-44_000.mp4 / genr=atom:`a-wa-wa`,key=~,for=~,memo=~,tempo=~,Re~,R=1,notes=~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###:VIDEO / @自室 / 記録 / jap.flute-bamboo / 演奏、play / 2021-09-05_00-37-44_000.mp4 / genr=atom:`a-wa-wa`,key=~,for=~,memo=~,tempo=~,Re~,R=1,notes=~,other=~">
            <text:p>###:VIDEO / @自室 / 記録 / jap.flute-bamboo / 演奏、play / 2021-09-05_00-37-44_000.mp4 / genr=atom:`a-wa-wa`,key=~,for=~,memo=~,tempo=~,Re~,R=1,notes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5">2021/09/05</text:date>, <text:time>12:4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5T12:40:21.91</dc:date>
    <dc:creator>iwabuchi ken</dc:creator>
    <meta:editing-duration>P36DT11H22M52S</meta:editing-duration>
    <meta:editing-cycles>13279</meta:editing-cycles>
    <meta:document-statistic meta:table-count="1" meta:cell-count="438" meta:object-count="0"/>
  </office:meta>
</office:document-meta>
</file>